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TTF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row>
              <mi>dN</mi>
              <mrow>
                <mo stretchy="false">(</mo>
                <msub>
                  <mi mathvariant="italic">tc</mi>
                  <mi>i</mi>
                </msub>
                <mo stretchy="false">)</mo>
              </mrow>
            </mrow>
            <mn>.</mn>
            <msub>
              <mi mathvariant="italic">tc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 mathvariant="italic">nc</mi>
          </munderover>
          <mrow>
            <mi>dN</mi>
            <mrow>
              <mo stretchy="false">(</mo>
              <msub>
                <mi mathvariant="italic">tc</mi>
                <mi>i</mi>
              </msub>
              <mo stretchy="false">)</mo>
            </mrow>
          </mrow>
        </mrow>
      </mfrac>
    </mrow>
    <annotation encoding="StarMath 5.0">MTTF = sum from{i=1} to{nc} {{func dN(tc sub i)}.tc sub i} over sum from{i=1} to{nc} {{func dN(tc sub i)}}
 
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6-07T11:18:09</meta:creation-date>
    <dc:date>2005-06-07T12:25:06</dc:date>
    <meta:editing-cycles>2</meta:editing-cycles>
    <meta:editing-duration>PT4M18S</meta:editing-duration>
    <meta:user-defined meta:name="Info 1"/>
    <meta:user-defined meta:name="Info 2"/>
    <meta:user-defined meta:name="Info 3"/>
    <meta:user-defined meta:name="Info 4"/>
  </office:meta>
</office:document-meta>
</file>